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fo:language="de" fo:country="DE" officeooo:rsid="00162b3c" officeooo:paragraph-rsid="00162b3c"/>
    </style:style>
    <style:style style:name="P2" style:family="paragraph" style:parent-style-name="Text_20_body">
      <style:text-properties fo:language="de" fo:country="DE" officeooo:paragraph-rsid="00162b3c"/>
    </style:style>
    <style:style style:name="P3" style:family="paragraph" style:parent-style-name="Text_20_body">
      <style:text-properties fo:language="de" fo:country="DE" officeooo:rsid="00171761" officeooo:paragraph-rsid="00171761"/>
    </style:style>
    <style:style style:name="P4" style:family="paragraph" style:parent-style-name="Subtitle">
      <style:text-properties fo:language="de" fo:country="DE"/>
    </style:style>
    <style:style style:name="P5" style:family="paragraph" style:parent-style-name="Standard">
      <style:text-properties fo:language="de" fo:country="DE" officeooo:paragraph-rsid="00221a63"/>
    </style:style>
    <style:style style:name="P6" style:family="paragraph" style:parent-style-name="Standard">
      <style:text-properties fo:language="de" fo:country="DE" officeooo:rsid="00221a63" officeooo:paragraph-rsid="00221a63"/>
    </style:style>
    <style:style style:name="P7" style:family="paragraph" style:parent-style-name="Text_20_body" style:list-style-name="L1">
      <style:text-properties fo:language="de" fo:country="DE" officeooo:rsid="00171761" officeooo:paragraph-rsid="00171761"/>
    </style:style>
    <style:style style:name="P8" style:family="paragraph" style:parent-style-name="Text_20_body" style:list-style-name="L2">
      <style:text-properties fo:language="de" fo:country="DE" officeooo:rsid="00171761" officeooo:paragraph-rsid="00171761"/>
    </style:style>
    <style:style style:name="P9" style:family="paragraph" style:parent-style-name="Text_20_body" style:list-style-name="L3">
      <style:text-properties fo:language="de" fo:country="DE" officeooo:rsid="00171761" officeooo:paragraph-rsid="00171761"/>
    </style:style>
    <style:style style:name="P10" style:family="paragraph" style:parent-style-name="Text_20_body" style:list-style-name="L4">
      <style:text-properties fo:language="de" fo:country="DE" officeooo:rsid="00171761" officeooo:paragraph-rsid="00171761"/>
    </style:style>
    <style:style style:name="P11" style:family="paragraph" style:parent-style-name="Text_20_body">
      <style:text-properties fo:language="de" fo:country="DE" officeooo:rsid="00171761" officeooo:paragraph-rsid="00171761"/>
    </style:style>
    <style:style style:name="P12" style:family="paragraph" style:parent-style-name="Text_20_body" style:list-style-name="L5">
      <style:text-properties fo:language="de" fo:country="DE" officeooo:rsid="00171761" officeooo:paragraph-rsid="00171761"/>
    </style:style>
    <style:style style:name="P13" style:family="paragraph" style:parent-style-name="Text_20_body" style:list-style-name="L8">
      <style:text-properties fo:language="de" fo:country="DE" officeooo:rsid="00171761" officeooo:paragraph-rsid="00171761"/>
    </style:style>
    <style:style style:name="P14" style:family="paragraph" style:parent-style-name="Text_20_body" style:list-style-name="L2">
      <style:text-properties fo:language="de" fo:country="DE" officeooo:rsid="0018b818" officeooo:paragraph-rsid="0018b818"/>
    </style:style>
    <style:style style:name="P15" style:family="paragraph" style:parent-style-name="Text_20_body" style:list-style-name="L4">
      <style:text-properties fo:language="de" fo:country="DE" officeooo:rsid="0018b818" officeooo:paragraph-rsid="0018b818"/>
    </style:style>
    <style:style style:name="P16" style:family="paragraph" style:parent-style-name="Text_20_body" style:list-style-name="L5">
      <style:text-properties fo:language="de" fo:country="DE" officeooo:rsid="0018b818" officeooo:paragraph-rsid="0018b818"/>
    </style:style>
    <style:style style:name="P17" style:family="paragraph" style:parent-style-name="Text_20_body" style:list-style-name="L2">
      <style:text-properties fo:language="de" fo:country="DE" officeooo:rsid="001a3070" officeooo:paragraph-rsid="001a3070"/>
    </style:style>
    <style:style style:name="P18" style:family="paragraph" style:parent-style-name="Text_20_body" style:list-style-name="L9">
      <style:text-properties fo:language="de" fo:country="DE" officeooo:rsid="001a3070" officeooo:paragraph-rsid="001a3070"/>
    </style:style>
    <style:style style:name="P19" style:family="paragraph" style:parent-style-name="Text_20_body" style:list-style-name="L10">
      <style:text-properties fo:language="de" fo:country="DE" officeooo:rsid="001a3070" officeooo:paragraph-rsid="001a3070"/>
    </style:style>
    <style:style style:name="P20" style:family="paragraph" style:parent-style-name="Text_20_body" style:list-style-name="L11">
      <style:text-properties fo:language="de" fo:country="DE" officeooo:rsid="001a3070" officeooo:paragraph-rsid="001a3070"/>
    </style:style>
    <style:style style:name="P21" style:family="paragraph" style:parent-style-name="Text_20_body" style:list-style-name="L3">
      <style:text-properties fo:language="de" fo:country="DE" officeooo:rsid="00162b3c" officeooo:paragraph-rsid="00171761"/>
    </style:style>
    <style:style style:name="P22" style:family="paragraph" style:parent-style-name="Text_20_body" style:list-style-name="L7">
      <style:text-properties fo:language="de" fo:country="DE" officeooo:rsid="00162b3c" officeooo:paragraph-rsid="001a7b0d"/>
    </style:style>
    <style:style style:name="P23" style:family="paragraph" style:parent-style-name="Text_20_body" style:list-style-name="L6">
      <style:text-properties fo:language="de" fo:country="DE" officeooo:rsid="001a7b0d" officeooo:paragraph-rsid="001a7b0d"/>
    </style:style>
    <style:style style:name="P24" style:family="paragraph" style:parent-style-name="Text_20_body" style:list-style-name="L7">
      <style:text-properties fo:language="de" fo:country="DE" officeooo:rsid="001a7b0d" officeooo:paragraph-rsid="001a7b0d"/>
    </style:style>
    <style:style style:name="P25" style:family="paragraph" style:parent-style-name="Heading_20_1">
      <style:paragraph-properties fo:break-before="page"/>
      <style:text-properties fo:language="de" fo:country="DE" officeooo:rsid="00162b3c" officeooo:paragraph-rsid="00162b3c"/>
    </style:style>
    <style:style style:name="P26" style:family="paragraph" style:parent-style-name="Heading_20_2">
      <style:text-properties fo:language="de" fo:country="DE" officeooo:rsid="00162b3c" officeooo:paragraph-rsid="00162b3c"/>
    </style:style>
    <style:style style:name="T1" style:family="text">
      <style:text-properties officeooo:rsid="00162b3c"/>
    </style:style>
    <style:style style:name="T2" style:family="text">
      <style:text-properties officeooo:rsid="00171761"/>
    </style:style>
    <style:style style:name="T3" style:family="text">
      <style:text-properties officeooo:rsid="00221a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ensteuerung der Hausautomatisierung</text:p>
      <text:p text:style-name="P4"/>
      <text:h text:style-name="P25" text:outline-level="1">Einleitung</text:h>
      <text:p text:style-name="P2"/>
      <text:p text:style-name="P5">Es soll ein Interface für Gestensteuerung erstellt werden <text:span text:style-name="T3">um ein Hausautomatisierungssystem anzusteuern. </text:span>Dabei wird mithilfe eines Armbandes die Bewegung des Armes an eine Auswerteinheit übertragen. Diese soll Muster erkennen und mit diesen die vorher festgelegten Funktion ansteuern. </text:p>
      <text:p text:style-name="P6">Dies bringt eine erweiterung der herkömmlichen Eingabemethoden von Websites und Sprachsteuerung. </text:p>
      <text:h text:style-name="P25" text:outline-level="1">Anforderung</text:h>
      <text:p text:style-name="P2"/>
      <text:h text:style-name="P26" text:outline-level="2">Funktionelle Eigenschaften:</text:h>
      <text:list xml:id="list3959471508" text:style-name="L1">
        <text:list-item>
          <text:p text:style-name="P7">Sensorarmband</text:p>
        </text:list-item>
      </text:list>
      <text:list xml:id="list37668656" text:style-name="L2">
        <text:list-item>
          <text:p text:style-name="P14">wlanfähiger Prozessor</text:p>
        </text:list-item>
        <text:list-item>
          <text:p text:style-name="P14">3-Achsiger Beschläunigungssensor</text:p>
        </text:list-item>
        <text:list-item>
          <text:p text:style-name="P17">FehlermeldeLEDS</text:p>
        </text:list-item>
        <text:list-item>
          <text:p text:style-name="P14">Armband</text:p>
        </text:list-item>
        <text:list-item>
          <text:p text:style-name="P14">Einschalter</text:p>
        </text:list-item>
        <text:list-item>
          <text:p text:style-name="P8">Sensordaten lesen</text:p>
        </text:list-item>
        <text:list-item>
          <text:p text:style-name="P8">Sensordaten verpacken</text:p>
        </text:list-item>
        <text:list-item>
          <text:p text:style-name="P8">Wlan-Verbingung herstellen</text:p>
          <text:p text:style-name="P8"/>
        </text:list-item>
      </text:list>
      <text:list xml:id="list1301084227" text:style-name="L3">
        <text:list-item>
          <text:p text:style-name="P9">Kommunikation</text:p>
        </text:list-item>
      </text:list>
      <text:list xml:id="list2045744424" text:style-name="L4">
        <text:list-item>
          <text:p text:style-name="P15">Wlan-Infrastrunktur(Wlanrouter)</text:p>
        </text:list-item>
        <text:list-item>
          <text:p text:style-name="P10">Client-ServerVerbungung herstellen</text:p>
        </text:list-item>
        <text:list-item>
          <text:p text:style-name="P10">Sensordaten übermitteln</text:p>
        </text:list-item>
      </text:list>
      <text:p text:style-name="P3"/>
      <text:list xml:id="list171646748470020" text:continue-list="list1301084227" text:style-name="L3">
        <text:list-item>
          <text:p text:style-name="P21">Auswerteserver</text:p>
        </text:list-item>
      </text:list>
      <text:list xml:id="list2323684333" text:style-name="L5">
        <text:list-item>
          <text:p text:style-name="P16">wlanfähiger Server/Computer</text:p>
        </text:list-item>
        <text:list-item>
          <text:p text:style-name="P12">Wlan-Verbungung herstellen</text:p>
        </text:list-item>
        <text:list-item>
          <text:p text:style-name="P12"><text:span text:style-name="T1">S</text:span>ensordaten entpacken</text:p>
        </text:list-item>
        <text:list-item>
          <text:p text:style-name="P12">Daten nach linearer Bewegung interpretieren</text:p>
        </text:list-item>
        <text:list-item>
          <text:p text:style-name="P12">interpretationen Ausgeben/Weiterleiten/Bekanntgeben</text:p>
        </text:list-item>
      </text:list>
      <text:p text:style-name="P3"/>
      <text:list xml:id="list1694024311" text:style-name="L6">
        <text:list-item>
          <text:p text:style-name="P23">Sonstiges</text:p>
        </text:list-item>
      </text:list>
      <text:list xml:id="list4174135829" text:style-name="L7">
        <text:list-item>
          <text:p text:style-name="P24">Git-Repository erstellen</text:p>
        </text:list-item>
        <text:list-item>
          <text:p text:style-name="P24">Dokumentationen auf Git hochladen</text:p>
          <text:p text:style-name="P22"><text:soft-page-break/></text:p>
        </text:list-item>
      </text:list>
      <text:p text:style-name="P2"/>
      <text:h text:style-name="P26" text:outline-level="2">Nichtfunktionelle Eigenschaften</text:h>
      <text:list xml:id="list1223810267" text:style-name="L8">
        <text:list-item>
          <text:p text:style-name="P13">Sensorarmband</text:p>
        </text:list-item>
      </text:list>
      <text:list xml:id="list3046292472" text:style-name="L9">
        <text:list-item>
          <text:p text:style-name="P18">Fehlermeldung für fehlerhafte Sensorchipkommonikation</text:p>
        </text:list-item>
        <text:list-item>
          <text:p text:style-name="P18">WlanLoging Dialog für fehlerhaften Wlanlogin</text:p>
        </text:list-item>
      </text:list>
      <text:list xml:id="list171648275853249" text:continue-list="list1223810267" text:style-name="L8">
        <text:list-header>
          <text:p text:style-name="P13"/>
        </text:list-header>
        <text:list-item>
          <text:p text:style-name="P13">Kommunikation</text:p>
        </text:list-item>
      </text:list>
      <text:list xml:id="list346749682" text:style-name="L10">
        <text:list-item>
          <text:p text:style-name="P19">Fehlermeldung bei Verbungdungsabbruch</text:p>
        </text:list-item>
        <text:list-item>
          <text:p text:style-name="P19">Server wartet auf Neuverbingdung nach Kommuniktationsabbruch</text:p>
          <text:p text:style-name="P19"/>
        </text:list-item>
      </text:list>
      <text:list xml:id="list171647044889939" text:continue-list="list171648275853249" text:style-name="L8">
        <text:list-item>
          <text:p text:style-name="P13">Auswerteserver</text:p>
        </text:list-item>
      </text:list>
      <text:list xml:id="list4162802183" text:style-name="L11">
        <text:list-item>
          <text:p text:style-name="P20">Fehlermeldung bei fehlerhafter Datenstrucktur</text:p>
          <text:p text:style-name="P20"/>
        </text:list-item>
      </text:list>
      <text:p text:style-name="P2"/>
      <text:p text:style-name="P2"/>
      <text:p text:style-name="P2"/>
      <text:h text:style-name="P25" text:outline-level="1">Arbeitsplan</text:h>
      <text:p text:style-name="P2"/>
      <text:p text:style-name="P2"/>
      <text:p text:style-name="P2"/>
      <text:p text:style-name="P2"/>
      <text:p text:style-name="P2"/>
      <text:h text:style-name="P25" text:outline-level="1">Lösungsansätze</text:h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3:31:42.585290872</meta:creation-date>
    <dc:date>2019-04-16T17:16:46.167517922</dc:date>
    <meta:editing-duration>PT9M54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6" meta:paragraph-count="40" meta:word-count="156" meta:character-count="1370" meta:non-whitespace-character-count="1282"/>
  </office:meta>
</office:document-meta>
</file>